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text-properties fo:language="es" fo:country="CR" officeooo:rsid="001fa0fa" officeooo:paragraph-rsid="001fa0fa" style:font-size-asian="10.5pt"/>
    </style:style>
    <style:style style:name="P2" style:family="paragraph" style:parent-style-name="Standard">
      <style:text-properties fo:language="es" fo:country="CR" officeooo:rsid="001fa0fa" officeooo:paragraph-rsid="0022958d" style:font-size-asian="10.5pt"/>
    </style:style>
    <style:style style:name="P3" style:family="paragraph" style:parent-style-name="Standard">
      <style:text-properties fo:language="es" fo:country="CR" officeooo:rsid="001fa0fa" officeooo:paragraph-rsid="002eedc5" style:font-size-asian="10.5pt"/>
    </style:style>
    <style:style style:name="P4" style:family="paragraph" style:parent-style-name="Standard">
      <style:text-properties fo:language="es" fo:country="CR" officeooo:rsid="00202ce6" officeooo:paragraph-rsid="002eedc5" style:font-size-asian="10.5pt"/>
    </style:style>
    <style:style style:name="P5" style:family="paragraph" style:parent-style-name="Standard">
      <style:text-properties fo:language="es" fo:country="CR" officeooo:rsid="00202ce6" officeooo:paragraph-rsid="0022958d" style:font-size-asian="10.5pt"/>
    </style:style>
    <style:style style:name="P6" style:family="paragraph" style:parent-style-name="Standard">
      <style:text-properties fo:language="es" fo:country="CR" fo:font-weight="bold" officeooo:rsid="001fa0fa" officeooo:paragraph-rsid="001fa0fa" style:font-size-asian="10.5pt" style:font-weight-asian="bold" style:font-weight-complex="bold"/>
    </style:style>
    <style:style style:name="P7" style:family="paragraph" style:parent-style-name="Standard">
      <style:text-properties fo:language="es" fo:country="CR" fo:font-weight="bold" officeooo:rsid="00309798" officeooo:paragraph-rsid="00309798" style:font-size-asian="10.5pt" style:font-weight-asian="bold" style:font-weight-complex="bold"/>
    </style:style>
    <style:style style:name="P8" style:family="paragraph" style:parent-style-name="Standard">
      <style:text-properties fo:language="es" fo:country="CR" fo:font-weight="normal" officeooo:rsid="00309798" officeooo:paragraph-rsid="00309798" style:font-size-asian="10.5pt" style:font-weight-asian="normal" style:font-weight-complex="normal"/>
    </style:style>
    <style:style style:name="P9" style:family="paragraph" style:parent-style-name="Standard">
      <style:text-properties fo:language="es" fo:country="CR" fo:font-weight="normal" officeooo:rsid="003345cd" officeooo:paragraph-rsid="00309798" style:font-size-asian="10.5pt" style:font-weight-asian="normal" style:font-weight-complex="normal"/>
    </style:style>
    <style:style style:name="P10" style:family="paragraph" style:parent-style-name="Standard">
      <style:text-properties fo:language="es" fo:country="CR" fo:font-weight="normal" officeooo:rsid="003c7982" officeooo:paragraph-rsid="004ab51b" style:font-size-asian="10.5pt" style:font-weight-asian="normal" style:font-weight-complex="normal"/>
    </style:style>
    <style:style style:name="P11" style:family="paragraph" style:parent-style-name="Standard">
      <style:paragraph-properties fo:break-before="page"/>
      <style:text-properties fo:language="es" fo:country="CR" fo:font-weight="bold" officeooo:rsid="00309798" officeooo:paragraph-rsid="00309798" style:font-size-asian="10.5pt" style:font-weight-asian="bold" style:font-weight-complex="bold"/>
    </style:style>
    <style:style style:name="P12" style:family="paragraph" style:parent-style-name="Standard" style:list-style-name="L1">
      <style:text-properties fo:language="es" fo:country="CR" fo:font-weight="normal" officeooo:rsid="00348571" officeooo:paragraph-rsid="00348571" style:font-size-asian="10.5pt" style:font-weight-asian="normal" style:font-weight-complex="normal"/>
    </style:style>
    <style:style style:name="P13" style:family="paragraph" style:parent-style-name="Standard">
      <style:text-properties fo:language="es" fo:country="CR" fo:font-weight="normal" officeooo:rsid="00348571" officeooo:paragraph-rsid="00348571" style:font-size-asian="10.5pt" style:font-weight-asian="normal" style:font-weight-complex="normal"/>
    </style:style>
    <style:style style:name="P14" style:family="paragraph" style:parent-style-name="Standard" style:list-style-name="L1">
      <style:text-properties fo:language="es" fo:country="CR" fo:font-weight="normal" officeooo:rsid="003f4936" officeooo:paragraph-rsid="00348571" style:font-size-asian="10.5pt" style:font-weight-asian="normal" style:font-weight-complex="normal"/>
    </style:style>
    <style:style style:name="P15" style:family="paragraph" style:parent-style-name="Standard" style:list-style-name="L1">
      <style:text-properties fo:language="es" fo:country="CR" fo:font-weight="normal" officeooo:rsid="003c7982" officeooo:paragraph-rsid="003c7982" style:font-size-asian="10.5pt" style:font-weight-asian="normal" style:font-weight-complex="normal"/>
    </style:style>
    <style:style style:name="P16" style:family="paragraph" style:parent-style-name="Standard" style:list-style-name="L1">
      <style:text-properties fo:language="es" fo:country="CR" fo:font-weight="normal" officeooo:rsid="003c7982" officeooo:paragraph-rsid="004ab51b" style:font-size-asian="10.5pt" style:font-weight-asian="normal" style:font-weight-complex="normal"/>
    </style:style>
    <style:style style:name="P17" style:family="paragraph" style:parent-style-name="Standard">
      <style:text-properties fo:language="es" fo:country="CR" fo:font-weight="normal" officeooo:rsid="003c7982" officeooo:paragraph-rsid="004ab51b" style:font-size-asian="10.5pt" style:font-weight-asian="normal" style:font-weight-complex="normal"/>
    </style:style>
    <style:style style:name="P18" style:family="paragraph" style:parent-style-name="Standard" style:list-style-name="L1">
      <style:text-properties fo:language="es" fo:country="CR" fo:font-weight="normal" officeooo:rsid="004e7740" officeooo:paragraph-rsid="004e7740" style:font-size-asian="10.5pt" style:font-weight-asian="normal" style:font-weight-complex="normal"/>
    </style:style>
    <style:style style:name="P19" style:family="paragraph" style:parent-style-name="Standard">
      <style:text-properties fo:language="es" fo:country="CR" fo:font-weight="normal" officeooo:rsid="004e7740" officeooo:paragraph-rsid="004e7740" style:font-size-asian="10.5pt" style:font-weight-asian="normal" style:font-weight-complex="normal"/>
    </style:style>
    <style:style style:name="P20" style:family="paragraph" style:parent-style-name="Standard" style:list-style-name="L1">
      <style:text-properties fo:language="es" fo:country="CR" fo:font-weight="normal" officeooo:rsid="0062798a" officeooo:paragraph-rsid="006f0e03" style:font-size-asian="10.5pt" style:font-weight-asian="normal" style:font-weight-complex="normal"/>
    </style:style>
    <style:style style:name="P21" style:family="paragraph" style:parent-style-name="Standard" style:list-style-name="L1">
      <style:text-properties fo:language="es" fo:country="CR" fo:font-weight="normal" officeooo:rsid="0062798a" officeooo:paragraph-rsid="009061bb" style:font-size-asian="10.5pt" style:font-weight-asian="normal" style:font-weight-complex="normal"/>
    </style:style>
    <style:style style:name="P22" style:family="paragraph" style:parent-style-name="Standard" style:list-style-name="L1">
      <style:text-properties fo:language="es" fo:country="CR" fo:font-weight="normal" officeooo:rsid="0076c798" officeooo:paragraph-rsid="0085f882" style:font-size-asian="10.5pt" style:font-weight-asian="normal" style:font-weight-complex="normal"/>
    </style:style>
    <style:style style:name="P23" style:family="paragraph" style:parent-style-name="Standard" style:list-style-name="L1">
      <style:text-properties fo:language="es" fo:country="CR" fo:font-weight="normal" officeooo:rsid="00919d73" officeooo:paragraph-rsid="00919d73" style:font-size-asian="10.5pt" style:font-weight-asian="normal" style:font-weight-complex="normal"/>
    </style:style>
    <style:style style:name="P24" style:family="paragraph" style:parent-style-name="Standard" style:list-style-name="L1">
      <style:text-properties fo:language="es" fo:country="CR" fo:font-weight="normal" officeooo:rsid="00919d73" officeooo:paragraph-rsid="00b6faaa" style:font-size-asian="10.5pt" style:font-weight-asian="normal" style:font-weight-complex="normal"/>
    </style:style>
    <style:style style:name="P25" style:family="paragraph" style:parent-style-name="Standard" style:list-style-name="L1">
      <style:text-properties fo:language="es" fo:country="CR" fo:font-weight="normal" officeooo:rsid="0097423b" officeooo:paragraph-rsid="009af59f" style:font-size-asian="10.5pt" style:font-weight-asian="normal" style:font-weight-complex="normal"/>
    </style:style>
    <style:style style:name="P26" style:family="paragraph" style:parent-style-name="Standard" style:list-style-name="L1">
      <style:text-properties fo:language="es" fo:country="CR" fo:font-weight="normal" officeooo:rsid="00a4ba80" officeooo:paragraph-rsid="00a4ba80" style:font-size-asian="10.5pt" style:font-weight-asian="normal" style:font-weight-complex="normal"/>
    </style:style>
    <style:style style:name="P27" style:family="paragraph" style:parent-style-name="Standard" style:list-style-name="L1">
      <style:text-properties fo:language="es" fo:country="CR" fo:font-weight="normal" officeooo:rsid="00a4ba80" officeooo:paragraph-rsid="00aadb0c" style:font-size-asian="10.5pt" style:font-weight-asian="normal" style:font-weight-complex="normal"/>
    </style:style>
    <style:style style:name="P28" style:family="paragraph" style:parent-style-name="Standard" style:list-style-name="L1">
      <style:text-properties fo:language="es" fo:country="CR" fo:font-weight="normal" officeooo:rsid="00ae6295" officeooo:paragraph-rsid="00ae6295" style:font-size-asian="10.5pt" style:font-weight-asian="normal" style:font-weight-complex="normal"/>
    </style:style>
    <style:style style:name="P29" style:family="paragraph" style:parent-style-name="Standard" style:list-style-name="L1">
      <style:text-properties fo:language="es" fo:country="CR" fo:font-weight="normal" officeooo:rsid="00b453d1" officeooo:paragraph-rsid="00b453d1" style:font-size-asian="10.5pt" style:font-weight-asian="normal" style:font-weight-complex="normal"/>
    </style:style>
    <style:style style:name="P30" style:family="paragraph" style:parent-style-name="Standard" style:list-style-name="L1">
      <style:text-properties fo:language="es" fo:country="CR" fo:font-weight="normal" officeooo:rsid="00beab26" officeooo:paragraph-rsid="00beab26" style:font-size-asian="10.5pt" style:font-weight-asian="normal" style:font-weight-complex="normal"/>
    </style:style>
    <style:style style:name="P31" style:family="paragraph" style:parent-style-name="Standard">
      <style:text-properties fo:language="es" fo:country="CR" fo:font-weight="normal" officeooo:rsid="00beab26" officeooo:paragraph-rsid="00beab26" style:font-size-asian="10.5pt" style:font-weight-asian="normal" style:font-weight-complex="normal"/>
    </style:style>
    <style:style style:name="P32" style:family="paragraph" style:parent-style-name="Standard">
      <style:text-properties fo:language="es" fo:country="CR" fo:font-weight="normal" officeooo:rsid="00beab26" officeooo:paragraph-rsid="00e03d6b" style:font-size-asian="10.5pt" style:font-weight-asian="normal" style:font-weight-complex="normal"/>
    </style:style>
    <style:style style:name="P33" style:family="paragraph" style:parent-style-name="Standard">
      <style:text-properties fo:language="es" fo:country="CR" fo:font-weight="normal" officeooo:rsid="00beab26" officeooo:paragraph-rsid="01192862" style:font-size-asian="10.5pt" style:font-weight-asian="normal" style:font-weight-complex="normal"/>
    </style:style>
    <style:style style:name="P34" style:family="paragraph" style:parent-style-name="Standard" style:list-style-name="L1">
      <style:text-properties fo:language="es" fo:country="CR" fo:font-weight="bold" officeooo:rsid="008ed858" officeooo:paragraph-rsid="008ed858" style:font-size-asian="10.5pt" style:font-weight-asian="bold" style:font-weight-complex="bold"/>
    </style:style>
    <style:style style:name="P35" style:family="paragraph" style:parent-style-name="Standard" style:list-style-name="L2">
      <style:paragraph-properties fo:text-align="start" style:justify-single-word="false"/>
      <style:text-properties officeooo:paragraph-rsid="00e03d6b"/>
    </style:style>
    <style:style style:name="P36" style:family="paragraph" style:parent-style-name="Standard" style:list-style-name="L2">
      <style:text-properties officeooo:rsid="00ed7313" officeooo:paragraph-rsid="00f5aadd"/>
    </style:style>
    <style:style style:name="P37" style:family="paragraph" style:parent-style-name="Standard" style:list-style-name="L2">
      <style:text-properties officeooo:rsid="00f7ed13" officeooo:paragraph-rsid="0112a819"/>
    </style:style>
    <style:style style:name="P38" style:family="paragraph" style:parent-style-name="Standard" style:list-style-name="L2">
      <style:text-properties officeooo:rsid="00fc501e" officeooo:paragraph-rsid="00fc501e"/>
    </style:style>
    <style:style style:name="P39" style:family="paragraph" style:parent-style-name="Standard" style:list-style-name="L2">
      <style:text-properties officeooo:rsid="01151621" officeooo:paragraph-rsid="01151621"/>
    </style:style>
    <style:style style:name="P40" style:family="paragraph" style:parent-style-name="Standard" style:list-style-name="L2">
      <style:text-properties officeooo:rsid="01169931" officeooo:paragraph-rsid="01169931"/>
    </style:style>
    <style:style style:name="P41" style:family="paragraph" style:parent-style-name="Standard">
      <style:text-properties officeooo:paragraph-rsid="01192862"/>
    </style:style>
    <style:style style:name="P42" style:family="paragraph" style:parent-style-name="Standard" style:list-style-name="L3">
      <style:text-properties officeooo:rsid="01196dbe" officeooo:paragraph-rsid="01196dbe"/>
    </style:style>
    <style:style style:name="P43" style:family="paragraph" style:parent-style-name="Standard" style:list-style-name="L3">
      <style:text-properties officeooo:rsid="011a1924" officeooo:paragraph-rsid="011a1924"/>
    </style:style>
    <style:style style:name="P44" style:family="paragraph" style:parent-style-name="Standard">
      <style:text-properties officeooo:rsid="011a8307" officeooo:paragraph-rsid="011a8307"/>
    </style:style>
    <style:style style:name="P45" style:family="paragraph" style:parent-style-name="Standard" style:list-style-name="L3">
      <style:text-properties officeooo:rsid="011a8307" officeooo:paragraph-rsid="011a8307"/>
    </style:style>
    <style:style style:name="P46" style:family="paragraph" style:parent-style-name="Standard">
      <style:text-properties officeooo:rsid="011c9948" officeooo:paragraph-rsid="011c9948"/>
    </style:style>
    <style:style style:name="P47" style:family="paragraph" style:parent-style-name="Standard">
      <style:paragraph-properties fo:break-before="page"/>
      <style:text-properties fo:language="es" fo:country="CR" fo:font-weight="normal" officeooo:rsid="00beab26" officeooo:paragraph-rsid="00beab26" style:font-size-asian="10.5pt" style:font-weight-asian="normal" style:font-weight-complex="normal"/>
    </style:style>
    <style:style style:name="P48" style:family="paragraph" style:parent-style-name="Standard" style:list-style-name="L1">
      <style:paragraph-properties fo:break-before="page"/>
      <style:text-properties fo:language="es" fo:country="CR" fo:font-weight="bold" officeooo:rsid="008ed858" officeooo:paragraph-rsid="008ed858" style:font-size-asian="10.5pt" style:font-weight-asian="bold" style:font-weight-complex="bold"/>
    </style:style>
    <style:style style:name="P49" style:family="paragraph" style:parent-style-name="Standard" style:list-style-name="L1">
      <style:paragraph-properties fo:break-before="page"/>
      <style:text-properties fo:language="es" fo:country="CR" fo:font-weight="bold" officeooo:rsid="009061bb" officeooo:paragraph-rsid="009061bb" style:font-size-asian="10.5pt" style:font-weight-asian="bold" style:font-weight-complex="bold"/>
    </style:style>
    <style:style style:name="P50" style:family="paragraph" style:parent-style-name="Standard" style:list-style-name="L1">
      <style:paragraph-properties fo:break-before="page"/>
      <style:text-properties fo:language="es" fo:country="CR" fo:font-weight="bold" officeooo:rsid="00bcf1d8" officeooo:paragraph-rsid="00bcf1d8" style:font-size-asian="10.5pt" style:font-weight-asian="bold" style:font-weight-complex="bold"/>
    </style:style>
    <style:style style:name="T1" style:family="text">
      <style:text-properties officeooo:rsid="00202ce6"/>
    </style:style>
    <style:style style:name="T2" style:family="text">
      <style:text-properties fo:font-style="italic" officeooo:rsid="00202ce6" style:font-style-asian="italic" style:font-style-complex="italic"/>
    </style:style>
    <style:style style:name="T3" style:family="text">
      <style:text-properties officeooo:rsid="003345cd"/>
    </style:style>
    <style:style style:name="T4" style:family="text">
      <style:text-properties officeooo:rsid="003571ef"/>
    </style:style>
    <style:style style:name="T5" style:family="text">
      <style:text-properties officeooo:rsid="003f4936"/>
    </style:style>
    <style:style style:name="T6" style:family="text">
      <style:text-properties officeooo:rsid="004984d2"/>
    </style:style>
    <style:style style:name="T7" style:family="text">
      <style:text-properties officeooo:rsid="004f9591"/>
    </style:style>
    <style:style style:name="T8" style:family="text">
      <style:text-properties officeooo:rsid="0050e907"/>
    </style:style>
    <style:style style:name="T9" style:family="text">
      <style:text-properties officeooo:rsid="00552ad5"/>
    </style:style>
    <style:style style:name="T10" style:family="text">
      <style:text-properties officeooo:rsid="00641889"/>
    </style:style>
    <style:style style:name="T11" style:family="text">
      <style:text-properties officeooo:rsid="0076d47f"/>
    </style:style>
    <style:style style:name="T12" style:family="text">
      <style:text-properties fo:language="es" fo:country="CR" fo:font-weight="normal" style:font-size-asian="10.5pt" style:font-weight-asian="normal" style:font-weight-complex="normal"/>
    </style:style>
    <style:style style:name="T13" style:family="text">
      <style:text-properties fo:language="es" fo:country="CR" fo:font-weight="normal" officeooo:rsid="00d482db" style:font-size-asian="10.5pt" style:font-weight-asian="normal" style:font-weight-complex="normal"/>
    </style:style>
    <style:style style:name="T14" style:family="text">
      <style:text-properties fo:language="es" fo:country="CR" fo:font-weight="normal" officeooo:rsid="00e03d6b" style:font-size-asian="10.5pt" style:font-weight-asian="normal" style:font-weight-complex="normal"/>
    </style:style>
    <style:style style:name="T15" style:family="text">
      <style:text-properties fo:language="es" fo:country="CR" fo:font-weight="normal" officeooo:rsid="00e2339b" style:font-size-asian="10.5pt" style:font-weight-asian="normal" style:font-weight-complex="normal"/>
    </style:style>
    <style:style style:name="T16" style:family="text">
      <style:text-properties fo:language="es" fo:country="CR" fo:font-weight="normal" officeooo:rsid="00e3c6df" style:font-size-asian="10.5pt" style:font-weight-asian="normal" style:font-weight-complex="normal"/>
    </style:style>
    <style:style style:name="T17" style:family="text">
      <style:text-properties fo:language="es" fo:country="CR" fo:font-weight="normal" officeooo:rsid="0117f75e" style:font-size-asian="10.5pt" style:font-weight-asian="normal" style:font-weight-complex="normal"/>
    </style:style>
    <style:style style:name="T18" style:family="text">
      <style:text-properties fo:language="es" fo:country="CR" fo:font-weight="normal" officeooo:rsid="011c6f2c" style:font-size-asian="10.5pt" style:font-weight-asian="normal" style:font-weight-complex="normal"/>
    </style:style>
    <style:style style:name="T19" style:family="text">
      <style:text-properties fo:language="es" fo:country="CR" fo:font-weight="normal" officeooo:rsid="011c9948" style:font-size-asian="10.5pt" style:font-weight-asian="normal" style:font-weight-complex="normal"/>
    </style:style>
    <style:style style:name="T20" style:family="text">
      <style:text-properties fo:language="es" fo:country="CR" fo:font-weight="normal" officeooo:rsid="011d44ba" style:font-size-asian="10.5pt" style:font-weight-asian="normal" style:font-weight-complex="normal"/>
    </style:style>
    <style:style style:name="T21" style:family="text">
      <style:text-properties fo:language="es" fo:country="CR" fo:font-style="italic" fo:font-weight="normal" officeooo:rsid="00e3c6df" style:font-size-asian="10.5pt" style:font-style-asian="italic" style:font-weight-asian="normal" style:font-style-complex="italic" style:font-weight-complex="normal"/>
    </style:style>
    <style:style style:name="T22" style:family="text">
      <style:text-properties fo:language="es" fo:country="CR" fo:font-style="normal" fo:font-weight="normal" style:font-size-asian="10.5pt" style:font-style-asian="normal" style:font-weight-asian="normal" style:font-style-complex="normal" style:font-weight-complex="normal"/>
    </style:style>
    <style:style style:name="T23" style:family="text">
      <style:text-properties fo:language="es" fo:country="CR" fo:font-style="normal" fo:font-weight="normal" officeooo:rsid="00e3c6df" style:font-size-asian="10.5pt" style:font-style-asian="normal" style:font-weight-asian="normal" style:font-style-complex="normal" style:font-weight-complex="normal"/>
    </style:style>
    <style:style style:name="T24" style:family="text">
      <style:text-properties fo:language="es" fo:country="CR" fo:font-style="normal" fo:font-weight="normal" officeooo:rsid="00e5b911" style:font-size-asian="10.5pt" style:font-style-asian="normal" style:font-weight-asian="normal" style:font-style-complex="normal" style:font-weight-complex="normal"/>
    </style:style>
    <style:style style:name="T25" style:family="text">
      <style:text-properties fo:language="es" fo:country="CR" fo:font-style="normal" fo:font-weight="normal" officeooo:rsid="00e627db" style:font-size-asian="10.5pt" style:font-style-asian="normal" style:font-weight-asian="normal" style:font-style-complex="normal" style:font-weight-complex="normal"/>
    </style:style>
    <style:style style:name="T26" style:family="text">
      <style:text-properties fo:language="es" fo:country="CR" fo:font-style="normal" fo:font-weight="normal" officeooo:rsid="00e640fa" style:font-size-asian="10.5pt" style:font-style-asian="normal" style:font-weight-asian="normal" style:font-style-complex="normal" style:font-weight-complex="normal"/>
    </style:style>
    <style:style style:name="T27" style:family="text">
      <style:text-properties fo:language="es" fo:country="CR" fo:font-style="normal" fo:font-weight="normal" officeooo:rsid="00e6f089" style:font-size-asian="10.5pt" style:font-style-asian="normal" style:font-weight-asian="normal" style:font-style-complex="normal" style:font-weight-complex="normal"/>
    </style:style>
    <style:style style:name="T28" style:family="text">
      <style:text-properties fo:language="es" fo:country="CR" fo:font-style="normal" fo:font-weight="normal" officeooo:rsid="00e8756c" style:font-size-asian="10.5pt" style:font-style-asian="normal" style:font-weight-asian="normal" style:font-style-complex="normal" style:font-weight-complex="normal"/>
    </style:style>
    <style:style style:name="T29" style:family="text">
      <style:text-properties fo:language="es" fo:country="CR" fo:font-style="normal" fo:font-weight="normal" officeooo:rsid="00e8d1bc" style:font-size-asian="10.5pt" style:font-style-asian="normal" style:font-weight-asian="normal" style:font-style-complex="normal" style:font-weight-complex="normal"/>
    </style:style>
    <style:style style:name="T30" style:family="text">
      <style:text-properties fo:language="es" fo:country="CR" fo:font-style="normal" fo:font-weight="normal" officeooo:rsid="00e9b87a" style:font-size-asian="10.5pt" style:font-style-asian="normal" style:font-weight-asian="normal" style:font-style-complex="normal" style:font-weight-complex="normal"/>
    </style:style>
    <style:style style:name="T31" style:family="text">
      <style:text-properties fo:language="es" fo:country="CR" fo:font-style="normal" fo:font-weight="normal" officeooo:rsid="00eafad9" style:font-size-asian="10.5pt" style:font-style-asian="normal" style:font-weight-asian="normal" style:font-style-complex="normal" style:font-weight-complex="normal"/>
    </style:style>
    <style:style style:name="T32" style:family="text">
      <style:text-properties fo:language="es" fo:country="CR" fo:font-style="normal" fo:font-weight="normal" officeooo:rsid="00ec2491" style:font-size-asian="10.5pt" style:font-style-asian="normal" style:font-weight-asian="normal" style:font-style-complex="normal" style:font-weight-complex="normal"/>
    </style:style>
    <style:style style:name="T33" style:family="text">
      <style:text-properties fo:language="es" fo:country="CR" fo:font-style="normal" fo:font-weight="normal" officeooo:rsid="00eee5fe" style:font-size-asian="10.5pt" style:font-style-asian="normal" style:font-weight-asian="normal" style:font-style-complex="normal" style:font-weight-complex="normal"/>
    </style:style>
    <style:style style:name="T34" style:family="text">
      <style:text-properties fo:language="es" fo:country="CR" fo:font-style="normal" fo:font-weight="normal" officeooo:rsid="00f08f51" style:font-size-asian="10.5pt" style:font-style-asian="normal" style:font-weight-asian="normal" style:font-style-complex="normal" style:font-weight-complex="normal"/>
    </style:style>
    <style:style style:name="T35" style:family="text">
      <style:text-properties fo:language="es" fo:country="CR" fo:font-style="normal" fo:font-weight="normal" officeooo:rsid="00f1745e" style:font-size-asian="10.5pt" style:font-style-asian="normal" style:font-weight-asian="normal" style:font-style-complex="normal" style:font-weight-complex="normal"/>
    </style:style>
    <style:style style:name="T36" style:family="text">
      <style:text-properties fo:language="es" fo:country="CR" fo:font-style="normal" fo:font-weight="normal" officeooo:rsid="00f1e425" style:font-size-asian="10.5pt" style:font-style-asian="normal" style:font-weight-asian="normal" style:font-style-complex="normal" style:font-weight-complex="normal"/>
    </style:style>
    <style:style style:name="T37" style:family="text">
      <style:text-properties fo:language="es" fo:country="CR" fo:font-style="normal" fo:font-weight="normal" officeooo:rsid="00f1e84c" style:font-size-asian="10.5pt" style:font-style-asian="normal" style:font-weight-asian="normal" style:font-style-complex="normal" style:font-weight-complex="normal"/>
    </style:style>
    <style:style style:name="T38" style:family="text">
      <style:text-properties fo:language="es" fo:country="CR" fo:font-style="normal" fo:font-weight="normal" officeooo:rsid="00f2aa3c" style:font-size-asian="10.5pt" style:font-style-asian="normal" style:font-weight-asian="normal" style:font-style-complex="normal" style:font-weight-complex="normal"/>
    </style:style>
    <style:style style:name="T39" style:family="text">
      <style:text-properties fo:language="es" fo:country="CR" fo:font-style="normal" fo:font-weight="normal" officeooo:rsid="00f4368b" style:font-size-asian="10.5pt" style:font-style-asian="normal" style:font-weight-asian="normal" style:font-style-complex="normal" style:font-weight-complex="normal"/>
    </style:style>
    <style:style style:name="T40" style:family="text">
      <style:text-properties fo:language="es" fo:country="CR" fo:font-style="normal" fo:font-weight="normal" officeooo:rsid="00f4bf17" style:font-size-asian="10.5pt" style:font-style-asian="normal" style:font-weight-asian="normal" style:font-style-complex="normal" style:font-weight-complex="normal"/>
    </style:style>
    <style:style style:name="T41" style:family="text">
      <style:text-properties fo:language="es" fo:country="CR" fo:font-style="normal" fo:font-weight="normal" officeooo:rsid="00f76dee" style:font-size-asian="10.5pt" style:font-style-asian="normal" style:font-weight-asian="normal" style:font-style-complex="normal" style:font-weight-complex="normal"/>
    </style:style>
    <style:style style:name="T42" style:family="text">
      <style:text-properties fo:language="es" fo:country="CR" fo:font-style="normal" fo:font-weight="normal" officeooo:rsid="00f92a36" style:font-size-asian="10.5pt" style:font-style-asian="normal" style:font-weight-asian="normal" style:font-style-complex="normal" style:font-weight-complex="normal"/>
    </style:style>
    <style:style style:name="T43" style:family="text">
      <style:text-properties fo:language="es" fo:country="CR" fo:font-style="normal" fo:font-weight="normal" officeooo:rsid="00f9b8b5" style:font-size-asian="10.5pt" style:font-style-asian="normal" style:font-weight-asian="normal" style:font-style-complex="normal" style:font-weight-complex="normal"/>
    </style:style>
    <style:style style:name="T44" style:family="text">
      <style:text-properties fo:language="es" fo:country="CR" fo:font-style="normal" fo:font-weight="normal" officeooo:rsid="00fb66ad" style:font-size-asian="10.5pt" style:font-style-asian="normal" style:font-weight-asian="normal" style:font-style-complex="normal" style:font-weight-complex="normal"/>
    </style:style>
    <style:style style:name="T45" style:family="text">
      <style:text-properties fo:language="es" fo:country="CR" fo:font-style="normal" fo:font-weight="normal" officeooo:rsid="00fe1c40" style:font-size-asian="10.5pt" style:font-style-asian="normal" style:font-weight-asian="normal" style:font-style-complex="normal" style:font-weight-complex="normal"/>
    </style:style>
    <style:style style:name="T46" style:family="text">
      <style:text-properties fo:language="es" fo:country="CR" fo:font-style="normal" fo:font-weight="normal" officeooo:rsid="01010220" style:font-size-asian="10.5pt" style:font-style-asian="normal" style:font-weight-asian="normal" style:font-style-complex="normal" style:font-weight-complex="normal"/>
    </style:style>
    <style:style style:name="T47" style:family="text">
      <style:text-properties fo:language="es" fo:country="CR" fo:font-style="normal" fo:font-weight="normal" officeooo:rsid="01013079" style:font-size-asian="10.5pt" style:font-style-asian="normal" style:font-weight-asian="normal" style:font-style-complex="normal" style:font-weight-complex="normal"/>
    </style:style>
    <style:style style:name="T48" style:family="text">
      <style:text-properties fo:language="es" fo:country="CR" fo:font-style="normal" fo:font-weight="normal" officeooo:rsid="0104bc55" style:font-size-asian="10.5pt" style:font-style-asian="normal" style:font-weight-asian="normal" style:font-style-complex="normal" style:font-weight-complex="normal"/>
    </style:style>
    <style:style style:name="T49" style:family="text">
      <style:text-properties fo:language="es" fo:country="CR" fo:font-style="normal" fo:font-weight="normal" officeooo:rsid="0109357f" style:font-size-asian="10.5pt" style:font-style-asian="normal" style:font-weight-asian="normal" style:font-style-complex="normal" style:font-weight-complex="normal"/>
    </style:style>
    <style:style style:name="T50" style:family="text">
      <style:text-properties fo:language="es" fo:country="CR" fo:font-style="normal" fo:font-weight="normal" officeooo:rsid="010a4fb6" style:font-size-asian="10.5pt" style:font-style-asian="normal" style:font-weight-asian="normal" style:font-style-complex="normal" style:font-weight-complex="normal"/>
    </style:style>
    <style:style style:name="T51" style:family="text">
      <style:text-properties fo:language="es" fo:country="CR" fo:font-style="normal" fo:font-weight="normal" officeooo:rsid="010c188a" style:font-size-asian="10.5pt" style:font-style-asian="normal" style:font-weight-asian="normal" style:font-style-complex="normal" style:font-weight-complex="normal"/>
    </style:style>
    <style:style style:name="T52" style:family="text">
      <style:text-properties fo:language="es" fo:country="CR" fo:font-style="normal" fo:font-weight="normal" officeooo:rsid="010c4209" style:font-size-asian="10.5pt" style:font-style-asian="normal" style:font-weight-asian="normal" style:font-style-complex="normal" style:font-weight-complex="normal"/>
    </style:style>
    <style:style style:name="T53" style:family="text">
      <style:text-properties fo:language="es" fo:country="CR" fo:font-style="normal" fo:font-weight="normal" officeooo:rsid="010d3421" style:font-size-asian="10.5pt" style:font-style-asian="normal" style:font-weight-asian="normal" style:font-style-complex="normal" style:font-weight-complex="normal"/>
    </style:style>
    <style:style style:name="T54" style:family="text">
      <style:text-properties fo:language="es" fo:country="CR" fo:font-style="normal" fo:font-weight="normal" officeooo:rsid="010e0d5f" style:font-size-asian="10.5pt" style:font-style-asian="normal" style:font-weight-asian="normal" style:font-style-complex="normal" style:font-weight-complex="normal"/>
    </style:style>
    <style:style style:name="T55" style:family="text">
      <style:text-properties fo:language="es" fo:country="CR" fo:font-style="normal" fo:font-weight="normal" officeooo:rsid="010f1b15" style:font-size-asian="10.5pt" style:font-style-asian="normal" style:font-weight-asian="normal" style:font-style-complex="normal" style:font-weight-complex="normal"/>
    </style:style>
    <style:style style:name="T56" style:family="text">
      <style:text-properties fo:language="es" fo:country="CR" fo:font-style="normal" fo:font-weight="normal" officeooo:rsid="0112205e" style:font-size-asian="10.5pt" style:font-style-asian="normal" style:font-weight-asian="normal" style:font-style-complex="normal" style:font-weight-complex="normal"/>
    </style:style>
    <style:style style:name="T57" style:family="text">
      <style:text-properties fo:language="es" fo:country="CR" fo:font-style="normal" fo:font-weight="normal" officeooo:rsid="011088a8" style:font-size-asian="10.5pt" style:font-style-asian="normal" style:font-weight-asian="normal" style:font-style-complex="normal" style:font-weight-complex="normal"/>
    </style:style>
    <style:style style:name="T58" style:family="text">
      <style:text-properties fo:language="es" fo:country="CR" fo:font-style="normal" fo:font-weight="normal" officeooo:rsid="0112a819" style:font-size-asian="10.5pt" style:font-style-asian="normal" style:font-weight-asian="normal" style:font-style-complex="normal" style:font-weight-complex="normal"/>
    </style:style>
    <style:style style:name="T59" style:family="text">
      <style:text-properties fo:language="es" fo:country="CR" fo:font-style="normal" fo:font-weight="normal" officeooo:rsid="011330ba" style:font-size-asian="10.5pt" style:font-style-asian="normal" style:font-weight-asian="normal" style:font-style-complex="normal" style:font-weight-complex="normal"/>
    </style:style>
    <style:style style:name="T60" style:family="text">
      <style:text-properties fo:language="es" fo:country="CR" fo:font-style="normal" fo:font-weight="normal" officeooo:rsid="0113d7e6" style:font-size-asian="10.5pt" style:font-style-asian="normal" style:font-weight-asian="normal" style:font-style-complex="normal" style:font-weight-complex="normal"/>
    </style:style>
    <style:style style:name="T61" style:family="text">
      <style:text-properties fo:language="es" fo:country="CR" fo:font-style="normal" fo:font-weight="normal" officeooo:rsid="011f2d9e" style:font-size-asian="10.5pt" style:font-style-asian="normal" style:font-weight-asian="normal" style:font-style-complex="normal" style:font-weight-complex="normal"/>
    </style:style>
    <style:style style:name="T62" style:family="text">
      <style:text-properties fo:language="es" fo:country="CR" fo:font-style="normal" fo:font-weight="normal" officeooo:rsid="01206100" style:font-size-asian="10.5pt" style:font-style-asian="normal" style:font-weight-asian="normal" style:font-style-complex="normal" style:font-weight-complex="normal"/>
    </style:style>
    <style:style style:name="T63" style:family="text">
      <style:text-properties fo:language="es" fo:country="CR" fo:font-style="normal" fo:font-weight="normal" officeooo:rsid="0120aaff" style:font-size-asian="10.5pt" style:font-style-asian="normal" style:font-weight-asian="normal" style:font-style-complex="normal" style:font-weight-complex="normal"/>
    </style:style>
    <style:style style:name="T64" style:family="text">
      <style:text-properties fo:language="es" fo:country="CR" fo:font-style="normal" fo:font-weight="normal" officeooo:rsid="0121a5f5" style:font-size-asian="10.5pt" style:font-style-asian="normal" style:font-weight-asian="normal" style:font-style-complex="normal" style:font-weight-complex="normal"/>
    </style:style>
    <style:style style:name="T65" style:family="text">
      <style:text-properties fo:language="es" fo:country="CR" fo:font-style="normal" fo:font-weight="normal" officeooo:rsid="0121b9fa" style:font-size-asian="10.5pt" style:font-style-asian="normal" style:font-weight-asian="normal" style:font-style-complex="normal" style:font-weight-complex="normal"/>
    </style:style>
    <style:style style:name="T66" style:family="text">
      <style:text-properties fo:language="es" fo:country="CR" fo:font-style="normal" fo:font-weight="normal" officeooo:rsid="01232a6c" style:font-size-asian="10.5pt" style:font-style-asian="normal" style:font-weight-asian="normal" style:font-style-complex="normal" style:font-weight-complex="normal"/>
    </style:style>
    <style:style style:name="T67" style:family="text">
      <style:text-properties fo:language="es" fo:country="CR" fo:font-style="normal" fo:font-weight="normal" officeooo:rsid="01235e08" style:font-size-asian="10.5pt" style:font-style-asian="normal" style:font-weight-asian="normal" style:font-style-complex="normal" style:font-weight-complex="normal"/>
    </style:style>
    <style:style style:name="T68" style:family="text">
      <style:text-properties fo:language="es" fo:country="CR" fo:font-style="normal" fo:font-weight="normal" officeooo:rsid="012561d5" style:font-size-asian="10.5pt" style:font-style-asian="normal" style:font-weight-asian="normal" style:font-style-complex="normal" style:font-weight-complex="normal"/>
    </style:style>
    <style:style style:name="T69" style:family="text">
      <style:text-properties officeooo:rsid="00932088"/>
    </style:style>
    <style:style style:name="T70" style:family="text">
      <style:text-properties officeooo:rsid="0098c913"/>
    </style:style>
    <style:style style:name="T71" style:family="text">
      <style:text-properties officeooo:rsid="009af59f"/>
    </style:style>
    <style:style style:name="T72" style:family="text">
      <style:text-properties officeooo:rsid="00a625c9"/>
    </style:style>
    <style:style style:name="T73" style:family="text">
      <style:text-properties officeooo:rsid="00a88e76"/>
    </style:style>
    <style:style style:name="T74" style:family="text">
      <style:text-properties officeooo:rsid="00aec52c"/>
    </style:style>
    <style:style style:name="T75" style:family="text">
      <style:text-properties officeooo:rsid="00b52e6a"/>
    </style:style>
    <style:style style:name="T76" style:family="text">
      <style:text-properties officeooo:rsid="00bbb613"/>
    </style:style>
    <style:style style:name="T77" style:family="text">
      <style:text-properties officeooo:rsid="00be50c9"/>
    </style:style>
    <style:style style:name="T78" style:family="text">
      <style:text-properties officeooo:rsid="00c8d9d2"/>
    </style:style>
    <style:style style:name="T79" style:family="text">
      <style:text-properties officeooo:rsid="00cbef55"/>
    </style:style>
    <style:style style:name="T80" style:family="text">
      <style:text-properties officeooo:rsid="00d482db"/>
    </style:style>
    <style:style style:name="T81" style:family="text">
      <style:text-properties officeooo:rsid="0117f75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7.62cm" fo:text-indent="-0.635cm" fo:margin-left="7.62cm"/>
        </style:list-level-properties>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tab/>c. <text:s/>Introducci<text:span text:style-name="T1">ó</text:span>n</text:p>
      <text:p text:style-name="P1"><text:tab/></text:p>
      <text:p text:style-name="P2"><text:tab/><text:span text:style-name="T1">Los tiempos actuales han visto la proliferación de una cultura orientada a la salud y el ejercicio. <text:s/>Quizá como producto de la osmosis cultural globalizada, los costarricenses, en especial los de la media y alta clase, buscan adaptar sus estilos de vida para calzar con un ideal de salud nuevo: ya no basta con ir al gimnasio a menudo, sino que es necesario que los ejercicios sean cuidadosamente planeados por conocedores en el tema, los llamados </text:span><text:span text:style-name="T2">entrenadores de fitness</text:span><text:span text:style-name="T1">. <text:s/>Ellos deben asegurarse que el ejercicio efectuado por sus pacientes concuerde con sus capacidades y necesidades físicas, por lo que deben registrar sus mediciones cada cierto plazo y analizarlas debidamente para definir programas de entrenamiento adecuados. <text:s/></text:span></text:p>
      <text:p text:style-name="P2"/>
      <text:p text:style-name="P4"><text:tab/>Un entrenador con deseos de mantener los datos de sus pacientes y sus programas de entrenamiento de forma ordenada y eficiente le vendría de utilidad un sistema de software que satisfaga estas necesidades. <text:s/>Para esto surge este novedoso sistema multiplataforma en Java 8: Doge Fitness. <text:s/>Doge Fitness te permite guardar los datos personales de tus clientes, incluyendo nombre, número de teléfono, fecha de nacimiento y cédula, también permite que guardes un listado de tipos de máquinas que podrás asignar a los tipos de ejercicios que realizarán tus clientes. <text:s/></text:p>
      <text:p text:style-name="P3"/>
      <text:p text:style-name="P4"><text:tab/>Cada cliente tiene su programa de ejercicio, que consiste en varios días almacenados por número, cada día conformado por varios ejercicios que indican sus pesos, repeticiones, series y tiempos de descanso. <text:s/>Los programas de ejercicio tienen fecha de incio, fin y creación. <text:s/>Cada cliente también tiene una colección de mediciones que definen su estado físico actual. <text:s/>En fin, es un sistema útil que satisfacerá tus necesidades de entrenador de fitness casi completamente.</text:p>
      <text:p text:style-name="P2"/>
      <text:p text:style-name="P5"><text:tab/>El proyecto incluye un código fuente en Java 8, dividido en paquetes para la interfaz gráfica y para el almacenamiento interno de los datos, un ejecutable de Java en formato JRE que podrá ser ejecutado en cualquier máquina con la máquina virtual de Java actual instalada, y un archivo de carga que utiliza la aplicación para guardar sus datos, llamado saveFile.txt, precargado con algunos clientes, máquinas, ejercicios de ejemplo. <text:s/></text:p>
      <text:p text:style-name="P11"><text:span text:style-name="T1"><text:tab/>d. <text:s/></text:span>Presentación y análisis del problema</text:p>
      <text:p text:style-name="P7"/>
      <text:p text:style-name="P8"><text:tab/><text:span text:style-name="T79">i. <text:s/>¿Qué se debe resolver?</text:span></text:p>
      <text:p text:style-name="P9"><text:tab/></text:p>
      <text:p text:style-name="P9"><text:tab/>Llegar a producir el programa deseado es un problema que podría dividirse en algunos pasos puntuales:</text:p>
      <text:list xml:id="list7867376203038231689" text:style-name="L1">
        <text:list-item>
          <text:p text:style-name="P12"><text:span text:style-name="T3">E</text:span>stablecer cuáles clases van a corresponder a los datos que se desean almacenar. <text:s/>En este caso, se deben crear clases que puedan guardar un tipo de ejercicio, un tipo de máquina, los datos personales de un paciente, un programa de entrenamiento, un día de un programa, y un ejercicio de un día. <text:s/><text:span text:style-name="T5">En este paso sólo es necesario saber cuáles clases se necesitan. Modelado UML es una buena forma de realizar este paso, y el siguiente.</text:span></text:p>
          <text:p text:style-name="P14"/>
        </text:list-item>
        <text:list-item>
          <text:p text:style-name="P12">Definir con exactitud cómo se van a relacionar estas clases. <text:s/><text:span text:style-name="T4">Por ejemplo, un paciente posee un programa de entrenamiento y una o más mediciones, un programa de entrenamiento consiste en uno o más días, un día consiste en uno o más ejercicios, un ejercicio corresponde a un tipo de ejercicio, un tipo de ejercicio posee nombre, descripción y un tipo de máquina, etc. <text:s/>Si al final las relaciones producen un diseño excesivamente complejo o poco claro, y que podría simplificarse mediante herencias, implementaciones y uso de genéricos, se debería intentar rediseñarlo con esto en mente. <text:s/>Así, las relaciones entre clases pueden sugerir la creación de clases e interfaces nuevas.</text:span></text:p>
        </text:list-item>
      </text:list>
      <text:p text:style-name="P13"/>
      <text:list xml:id="list180857079202146" text:continue-numbering="true" text:style-name="L1">
        <text:list-item>
          <text:p text:style-name="P18"><text:span text:style-name="T4">E</text:span>l diseño de ventanas puede ocurrir paralelamente al diseño de clases. <text:s/>Diseñar ventanas no requiere de un diagrama de clases tanto, sino que <text:span text:style-name="T7">es más importante pensar en términos de los requerimientos funcionales del programa, con tal de que cada ventana corresponda a la estructura implícita en los casos de uso dados. <text:s/>En este paso se deben definir cuáles ventanas se van a construir, cuáles serán sus contenidos, en qué contextos despliegarán ciertos contenidos y en cuáles no, cuáles datos modifican, qué opciones abren otras ventanas, etc. </text:span></text:p>
          <text:p text:style-name="P15"/>
        </text:list-item>
        <text:list-item>
          <text:p text:style-name="P16"><text:span text:style-name="T4">C</text:span>on un buen diseño que busque la simplicidad y comprensión ya hecho, se puede comenzar a <text:span text:style-name="T6">implementarlo en el lenguaje deseado, en este caso Java. <text:s/>Las clases deberían ser construídas de abajo para arriba, o sea desde las clases que no dependan de ningunas otras, hasta las que dependan de todas, en forma de árbol de dependencias. <text:s/>Por ejemplo, la clase correspondiente a tipo de máquina no depende de ninguna otra, así que debería implementarse primero. <text:s/>Luego, las clases para tipo de ejercicio y el contenedor de tipos de máquina dependen únicamente de tipo de máquina, por lo que deberían implementarse de siguiente. <text:s/>Con tipo de ejercicio implementado, se puede implementar la clase que guarde un ejercicio de un día, además del contenedor de tipos de ejercicio. <text:s/>Así, paso por paso, el programa se construye hasta llegar a la clase principal de la aplicación. <text:s/>Las clases deben de ser probadas en el momento de implementarse, para asegurar que su comportamiento sea el deseado. <text:s/>Java incluye una clase Main en cada clase, la cual puede usarse para poner las pruebas unitarias de cada clase.</text:span></text:p>
          <text:p text:style-name="P16"><text:span text:style-name="T6"/></text:p>
        </text:list-item>
        <text:list-item>
          <text:p text:style-name="P29"><text:span text:style-name="T6">S</text:span>e debe considerar en la implementación de cada clase la forma en que va a ser almacenada en un archivo. <text:s/><text:span text:style-name="T75">Cada <text:s/>clase debe tener un método que la convierta en un formato que pueda ser leído desde un archivo. <text:s/>La clase principal de la aplicación debe tener métodos que permitan cargar y guardar las clases desde un archivo. <text:s/>Estas deben de funcionar correctamente antes de comenzar a unir los datos con las ventanas, para hacer que las pruebas de las ventanas sean eficientes.</text:span></text:p>
        </text:list-item>
      </text:list>
      <text:p text:style-name="P10"/>
      <text:list xml:id="list180857682604762" text:continue-numbering="true" text:style-name="L1">
        <text:list-item>
          <text:p text:style-name="P18"><text:span text:style-name="T6">E</text:span>n paralelo a la <text:span text:style-name="T8">implementación de las clases, se pueden implementar las ventanas, pero sin funcionalidad de datos. <text:s/>O sea, que carguen e interactúen entre ellas, mostrando datos “de mentiras”, pero todavía sin relacionarse con los datos. <text:s/>Las opciones que abran nuevas </text:span><text:soft-page-break/><text:span text:style-name="T8">ventanas deberían hacerlo dado este paso, igual que las que cambien los datos mostrados dentro de una sola ventana. <text:s/>La funcionalidad de las ventanas debe probarse después de implementarse cada una. <text:s/>También es sugerible implementarlas de abajo para arriba, para que todas las dependencias se satisfagan al irse construyendo.</text:span></text:p>
        </text:list-item>
      </text:list>
      <text:p text:style-name="P10"/>
      <text:list xml:id="list180856369254666" text:continue-numbering="true" text:style-name="L1">
        <text:list-item>
          <text:p text:style-name="P18">Ya al implementarse todas las clases del diseño, se <text:span text:style-name="T9">integran las ventanas con los datos. <text:s/>Este paso puede ser el más tedioso, dado que implica unificar el trabajo de diferentes programadores, y también por el hecho de que los elementos de las ventanas, como las tablas, no representan los datos “nativamente”, en la forma de objetos en que fueron definidos. sino que estos por lo general aceptan arreglos o matrices como argumento, y los datos deben ser convertidos a este formato. <text:s/>Es necesario en este paso que la información desplegada corresponda a los casos de uso de cada ventana, y que la información se actualice cada vez que es modificada. <text:s/>Las ventanas que existen para agregar, modificar y borrar elementos deben implementar esta funcionalidad y probar que funcionan. </text:span></text:p>
        </text:list-item>
      </text:list>
      <text:p text:style-name="P19"><text:span text:style-name="T9"/></text:p>
      <text:list xml:id="list180858398787292" text:continue-numbering="true" text:style-name="L1">
        <text:list-item>
          <text:p text:style-name="P30"><text:span text:style-name="T9">Y</text:span>a terminado esto, el programa se debe probar para determinar que todas las funcionalidades sean correctas. <text:s/><text:span text:style-name="T78">Se debe recorrer entre todos los casos de uso y llevar a cabo cada uno de ellos, asegurándose que se cumplan los casos normales y excepcionales. <text:s/>Si no es el caso, se debe buscar el error y corregirlo. <text:s/>Dado que cada clase debería tener sus pruebas unitarias, el error no debe ser tan difícil de encontrar. <text:s/>Asegurados que funciona, el programa ya se puede considerar un producto final.</text:span></text:p>
        </text:list-item>
      </text:list>
      <text:p text:style-name="P31"/>
      <text:p text:style-name="P31"/>
      <text:p text:style-name="P47"><text:span text:style-name="T78"><text:tab/>ii. <text:s/>¿Cómo se va a resolver el problema?</text:span></text:p>
      <text:p text:style-name="P31"/>
      <text:p text:style-name="P31"><text:tab/><text:span text:style-name="T80">Esta sección se basa en la falsa premisa de que fue escrita antes de realizarse el proyecto. <text:s/>La realidad es que la documentación fue realizada de último, después de un proceso desordenado y desesperado de desarrollo, el cual produjo un producto funcional pero menos que lo que pudo haberse hecho con un mejor planteamiento y análisis. <text:s/></text:span></text:p>
      <text:p text:style-name="P31"/>
      <text:p text:style-name="P32"><text:span text:style-name="T80"><text:tab/>El programa estará constituído por dos paquetes, uno para la interfaz gráfica y otro para el manejo de los datos. <text:s/>El paquete para los datos poseerá la capacidad de cargar y guardar todos los datos de la aplicación. <text:s/>Cada una de las clases de datos posee un método que la convierte a un formato de texto que puede ser leído por la aplicación. <text:s/>Se implementarán las clases de datos: </text:span></text:p>
      <text:p text:style-name="P32"><text:span text:style-name="T80"/></text:p>
      <text:list xml:id="list432712170385173654" text:style-name="L2">
        <text:list-item>
          <text:p text:style-name="P35"><text:span text:style-name="T13">Pro</text:span><text:span text:style-name="T14">yectoFitness: <text:s/>el la clase principal de la aplicación. <text:s/></text:span><text:span text:style-name="T15">Implementa los métodos para guardar y cargar todo. <text:s/></text:span><text:span text:style-name="T16">Utiliza un archivo de cargas </text:span><text:span text:style-name="T21">saveFile.txt</text:span><text:span text:style-name="T23"> para cargar y guardar. Implementa un </text:span><text:span text:style-name="T21">shell </text:span><text:span text:style-name="T23">mediante el cual se accede a la funcionalidad del programa mediante texto. <text:s/>Los métodos para cargar envían </text:span><text:span text:style-name="T24">todas las líneas del saveFile a este shell para que lo interpret</text:span><text:span text:style-name="T26">e</text:span><text:span text:style-name="T24">. <text:s/>De esta forma, el saveFile puede considerarse un shell script, </text:span><text:span text:style-name="T25">y </text:span><text:span text:style-name="T26">los métodos de cada clase para conversión a archivo de cargas </text:span><text:span text:style-name="T27">como </text:span><text:span text:style-name="T26">comandos del shell. <text:s text:c="3"/></text:span><text:span text:style-name="T27">Igualmente, ProyectoFitness </text:span><text:span text:style-name="T28">contiene</text:span><text:span text:style-name="T29"> los</text:span><text:span text:style-name="T28"> contenedores </text:span><text:span text:style-name="T29">para pacientes, tipos de máquina, tipos de ejercicio y tipos de medición, </text:span><text:span text:style-name="T30">e implementa </text:span><text:span text:style-name="T32">los métodos </text:span><text:span text:style-name="T30">por l</text:span><text:span text:style-name="T32">os</text:span><text:span text:style-name="T30"> cual</text:span><text:span text:style-name="T32">es</text:span><text:span text:style-name="T30"> </text:span><text:span text:style-name="T31">las ventanas pueden acceder y modificar los datos</text:span><text:span text:style-name="T29">. <text:s/></text:span></text:p>
        </text:list-item>
        <text:list-item>
          <text:p text:style-name="P36"><text:span text:style-name="T26">P</text:span><text:span text:style-name="T22">acientes, Maquinas, TiposEjercicio: <text:s/>son los contenedores para Paciente, </text:span><text:span text:style-name="T46">tipos de má</text:span><text:span text:style-name="T22">quina, </text:span><text:span text:style-name="T33">y </text:span><text:span text:style-name="T56">T</text:span><text:span text:style-name="T45">ipo</text:span><text:span text:style-name="T56">E</text:span><text:span text:style-name="T45">jercicio</text:span><text:span text:style-name="T22">. <text:s/></text:span><text:span text:style-name="T33">Cada uno </text:span><text:span text:style-name="T34">implementa métodos para agregar, borrar y modificar sus contenidos. <text:s/></text:span><text:span text:style-name="T35">También para convertir sus contenidos a comandos del shell. </text:span><text:span text:style-name="T37">TiposEjercicio</text:span><text:span text:style-name="T36"> debe </text:span><text:span text:style-name="T37">implementar un método para borrar todos los ejercicios que dependan de una máquina que ya fue borrada. <text:s/></text:span><text:span text:style-name="T38">También implementa </text:span><text:span text:style-name="T39">un método que actualiza un nombre de máquina dentro de los ejercicios, por si éste fue actualizado </text:span><text:span text:style-name="T40">por el usuario</text:span><text:span text:style-name="T39">. <text:s/></text:span><text:span text:style-name="T41">Todos heredan de HashMap, ya que esta clase relaciona una única llave con un valor, lo cual es útil en este contexto: los Pacientes tienen un</text:span><text:span text:style-name="T44">a cédula</text:span><text:span text:style-name="T41"> únic</text:span><text:span text:style-name="T44">a</text:span><text:span text:style-name="T41">, las </text:span><text:span text:style-name="T47">má</text:span><text:span text:style-name="T41">quinas y los </text:span><text:span text:style-name="T47">t</text:span><text:span text:style-name="T41">ipos </text:span><text:span text:style-name="T47">de e</text:span><text:span text:style-name="T41">jercicio </text:span><text:span text:style-name="T44">un nombre único</text:span><text:span text:style-name="T41">.</text:span></text:p>
        </text:list-item>
        <text:list-item>
          <text:p text:style-name="P37"><text:span text:style-name="T41">T</text:span><text:span text:style-name="T22">iposMedicion: también </text:span><text:span text:style-name="T42">es un HashMap, pero no implementa métodos para guardar ya que sus valores permanecerán constantes para toda ejecución del programa. <text:s/></text:span><text:span text:style-name="T43">Cada tipo tiene un nombre único.</text:span></text:p>
          <text:p text:style-name="P37"><text:span text:style-name="T43">N</text:span><text:span text:style-name="T57">ota: <text:s/></text:span><text:span text:style-name="T56">las clases Maquina, </text:span><text:span text:style-name="T58">TipoMaquina y TipoMedicion no existen. <text:s/></text:span><text:span text:style-name="T59">Debido a que uno de sus campos se volvió llave de un HashMap, el único </text:span><text:span text:style-name="T60">campo</text:span><text:span text:style-name="T59"> restante fue más lógico implementarlo como String.</text:span></text:p>
        </text:list-item>
        <text:list-item>
          <text:p text:style-name="P38"><text:span text:style-name="T43">P</text:span><text:span text:style-name="T22">aciente</text:span><text:span text:style-name="T48">: <text:s/></text:span><text:span text:style-name="T49">posee nombre, sexo, fecha de nacimiento, teléfono, y correo. <text:s/></text:span><text:span text:style-name="T52">También puede tener algun</text:span><text:span text:style-name="T67">o</text:span><text:span text:style-name="T52">s </text:span><text:span text:style-name="T67">conjuntos de</text:span><text:span text:style-name="T52"> mediciones y algunos programas de entrenamiento. <text:s/></text:span><text:span text:style-name="T50">Su cédula no es parte de la clase, sin embargo está guardada como llave, </text:span><text:span text:style-name="T53">con la clase </text:span><text:span text:style-name="T54">envoltorio</text:span><text:span text:style-name="T53"> Cedula,</text:span><text:span text:style-name="T50"> en el contenedor Pacientes. <text:s/></text:span><text:span text:style-name="T51">El sexo se guarda como un String (“F” para femenino, “M” para masculino), la edad con LocalDate, teléfono y correo con clases </text:span><text:span text:style-name="T54">envoltorio</text:span><text:span text:style-name="T51"> Telefono y Correo, que validan los datos. <text:s/></text:span><text:span text:style-name="T55">Cedula también valida.</text:span></text:p>
        </text:list-item>
        <text:list-item>
          <text:p text:style-name="P39"><text:span text:style-name="T22">Mediciones: </text:span><text:span text:style-name="T61"><text:s/></text:span><text:span text:style-name="T62">guarda </text:span><text:span text:style-name="T63">un conjunto de</text:span><text:span text:style-name="T62"> medi</text:span><text:span text:style-name="T63">ciones. <text:s/>Sólo admite agregar mediciones </text:span><text:span text:style-name="T64">que están en </text:span><text:span text:style-name="T65">TiposMedicion. <text:s/></text:span><text:span text:style-name="T68">Posee la fecha en que se realizaron.</text:span></text:p>
        </text:list-item>
        <text:list-item>
          <text:p text:style-name="P39"><text:span text:style-name="T22">ProgramaEntrenamiento: <text:s/></text:span></text:p>
        </text:list-item>
        <text:list-item>
          <text:p text:style-name="P39"><text:span text:style-name="T22">Dia: <text:s/></text:span></text:p>
        </text:list-item>
        <text:list-item>
          <text:p text:style-name="P40"><text:span text:style-name="T22">Ejercicio: <text:s/></text:span></text:p>
        </text:list-item>
      </text:list>
      <text:p text:style-name="P31"/>
      <text:p text:style-name="P41"><text:span text:style-name="T17">Se implementarán estas clases de ventana:<text:line-break/></text:span></text:p>
      <text:list xml:id="list8644923778304225834" text:style-name="L3">
        <text:list-item>
          <text:p text:style-name="P42"><text:span text:style-name="T17">V</text:span><text:span text:style-name="T12">entanaPrincipal</text:span></text:p>
        </text:list-item>
        <text:list-item>
          <text:p text:style-name="P42"><text:soft-page-break/><text:span text:style-name="T12">VentanaPaciente</text:span></text:p>
        </text:list-item>
        <text:list-item>
          <text:p text:style-name="P42"><text:span text:style-name="T12">VentanaTipoEjercicio</text:span></text:p>
        </text:list-item>
        <text:list-item>
          <text:p text:style-name="P42"><text:span text:style-name="T12">VentanaMaquina</text:span></text:p>
        </text:list-item>
        <text:list-item>
          <text:p text:style-name="P43"><text:span text:style-name="T12">VentanaDatosPaciente</text:span></text:p>
        </text:list-item>
        <text:list-item>
          <text:p text:style-name="P45"><text:span text:style-name="T12">VentanaMedicion</text:span></text:p>
        </text:list-item>
        <text:list-item>
          <text:p text:style-name="P43"><text:span text:style-name="T12">VentanaProgramaE</text:span><text:span text:style-name="T18">ntrenamiento</text:span></text:p>
        </text:list-item>
        <text:list-item>
          <text:p text:style-name="P45"><text:span text:style-name="T12">VentanaDia</text:span></text:p>
        </text:list-item>
        <text:list-item>
          <text:p text:style-name="P45"><text:span text:style-name="T12">Ventana</text:span><text:span text:style-name="T19">Ejercicio</text:span></text:p>
        </text:list-item>
      </text:list>
      <text:p text:style-name="P44"><text:span text:style-name="T19"/></text:p>
      <text:p text:style-name="P46"><text:span text:style-name="T19">T</text:span><text:span text:style-name="T12">ambién se implementa una interfaz llamada ModosVentana, la cual declara ciertos métodos que deben usar algunas ventanas para </text:span><text:span text:style-name="T20">cambiar entre modo de agregar, borrar y modificar.</text:span></text:p>
      <text:p text:style-name="P44"><text:span text:style-name="T12"/></text:p>
      <text:p text:style-name="P33"><text:span text:style-name="T81"><text:tab/>iii. <text:s/>Análisis crítico de la implementación.</text:span></text:p>
      <text:list xml:id="list180858439538426" text:continue-list="list180858398787292" text:style-name="L1">
        <text:list-header>
          <text:p text:style-name="P48"><text:span text:style-name="T76">f. <text:s/></text:span>Conclusiones</text:p>
          <text:p text:style-name="P34"/>
        </text:list-header>
        <text:list-item>
          <text:p text:style-name="P21"><text:span text:style-name="T9">E</text:span>l modelo que implementamos es inmantenible y rígido. <text:s/>Por haber hecho una clase <text:span text:style-name="T10">de datos que fuere la única interfaz por la cual las ventanas podían acceder a los datos, se aumentaron las dependencias sobre esa interfaz, ya que cada vez que se quería modificar la implementación de los datos, se debía cambiar también la de la interfaz. <text:s/>Esto aumenta el trabajo considerablemente, y limita la forma en que pueden tratarse los datos a lo que permite la interfaz.</text:span></text:p>
          <text:p text:style-name="P21"><text:span text:style-name="T10"/></text:p>
        </text:list-item>
        <text:list-item>
          <text:p text:style-name="P24"><text:span text:style-name="T10">E</text:span>l uso de <text:span text:style-name="T69">clases de Java para almacenar datos implicó la creación de métodos que convirtieran los datos a un formato utilizable por la interfaz gráfica, y también métodos que facilitaran cargar y guardar los datos desde un archivo. <text:s/>Esto en retrospectiva no fue la forma más eficiente de resolver el problema, ya que existen mejores formas de representar y almacenar los datos. <text:s/>Quizás rompería con la orientación a objetos, pero nuestra opinión es que lo ideal sería guardar los datos en el mismo formato que esperan los elementos de las ventanas (arreglos, no objetos), y así evitarse conversiones innecesarias (ciclos 'for', toStrings, etc) por parte del programa y la programadora. <text:s/>Cargar y guardar pudo haber sido con XML o bases de datos, pero al final lo implementamos con archivos de texto simple.</text:span></text:p>
          <text:p text:style-name="P23"><text:span text:style-name="T69"/></text:p>
        </text:list-item>
        <text:list-item>
          <text:p text:style-name="P25"><text:span text:style-name="T69">D</text:span>ejar la documentación para el final del proyecto no fue una buena desición. <text:s/><text:span text:style-name="T70">El proyecto se llevó a cabo improvisadamente, sin un modelo suficientemente definido, lo que ocasionó retrabajo y malas desiciones en la implementación. <text:s/>La documentación obliga a tener un diseño bien definido, por lo que es recomendable realizarla desde antes de comenzar a programar.</text:span></text:p>
          <text:p text:style-name="P25"><text:span text:style-name="T70"/></text:p>
        </text:list-item>
        <text:list-item>
          <text:p text:style-name="P25"><text:span text:style-name="T71">No hubo suficiente comunicación entre los miembros del equipo. <text:s/>Por ello, la implementación de datos no correspondía con algunos elementos de la interfaz gráfica. <text:s/>Esto se debió también a una mala lectura de los requerimientos. <text:s/>Es necesario que todo el equipo entienda bien los requerimientos, y que los interprete de la misma manera.</text:span></text:p>
          <text:p text:style-name="P49"><text:span text:style-name="T76">g. <text:s/>R</text:span>ecomendaciones</text:p>
          <text:p text:style-name="P20"/>
        </text:list-item>
        <text:list-item>
          <text:p text:style-name="P20"><text:span text:style-name="T10">Quizá en proyectos grandes separar rígidamente los datos de la interfaz pemita mayor orden y comprensión, pero en pequeños como éste sólo complica las cosas. <text:s/>Recomendamos más bien que para proyectos pequeños los datos estén vinculados fuertemente a sus ventanas, o sea que cada clase contenedor de datos esté relacionada a una ventana, sobre la cual tiene control completo y utiliza para visualizar sus datos. <text:s/>El diseño e implementación de las ventanas sería parte del diseño e implementación de datos, por lo que probar las ventanas equivaldría a probar los datos; este modelo de desarrollo evita el tedio de unificar dos partes heterogéneas de un programa (interfaz gráfica y datos), evita tener que crear una única interfaz difícil de mantener entre los datos y las ventanas, permite llevar a cabo pruebas más eficientes, y en general permite subdividir el software en componentes funcionales de mejor manera.</text:span></text:p>
          <text:p text:style-name="P20"><text:span text:style-name="T10"/></text:p>
        </text:list-item>
        <text:list-item>
          <text:p text:style-name="P22"><text:span text:style-name="T10">E</text:span>l uso de clases de Java para almacenar datos es una opción, pero quizá no la más eficiente. <text:span text:style-name="T11">Existen incontables sistemas de bases de datos, muchos basados en el lenguaje SQL que permiten un manejo mucho más poderoso y eficiente de datos que simplemente las estructuras de datos incluídas en un lenguaje de propósitos generales como Java. <text:s/>Y no sólo los sistemas de mayor tamaño y complejidad pueden utilizar bases de datos: existen sistemas como SQLite (</text:span><text:a xlink:type="simple" xlink:href="http://www.sqlite.org/"><text:span text:style-name="T11">www.sqlite.org</text:span></text:a><text:span text:style-name="T11">) cuyo enfoque es el de bases simples de un solo archivo, que pueden ser controladas por otros lenguajes como Java mediante librerías. <text:s/>Esto sería ideal para un proyecto pequeño como éste, ya que haría inncesesaria la implementación de clases para guardar datos y facilitaría la persistencia de datos. <text:s/>Además, dado que las bases de datos utilizan tablas para almacenar todo, es una representación que es más fácilmente representada dentro de las ventanas del programa, que generalmente piden arreglos o matrices como sus datos y que proveen facilidades para sincronizarse con bases de datos. En fin, el proyecto se reduciría desde implementar varias clases para datos y las ventanas, con muchas líneas de código, a implementar una sola base de datos con sus respectivas tablas y ventanas que actúen sobre esas tablas, con bastantes menos líneas de código. <text:s/>Esta solución presenta simplicidad, eficiencia, mantenibilidad y flexibilidad.</text:span></text:p>
          <text:p text:style-name="P22"><text:span text:style-name="T11"/></text:p>
        </text:list-item>
        <text:list-item>
          <text:p text:style-name="P27">Documente, después implemente. <text:s/><text:span text:style-name="T11">N</text:span>o se debe dejar la documentación para el final, más bien <text:span text:style-name="T72">la presentación y análisis del problema </text:span>debe ser lo primero, <text:span text:style-name="T72">ya que define claramente cómo se debe proceder</text:span>. <text:s text:c="2"/></text:p>
          <text:p text:style-name="P27"/>
        </text:list-item>
        <text:list-item>
          <text:p text:style-name="P27"><text:span text:style-name="T73">Además la documentación se realiza con mayor facilidad si es simultánea con el trabajo. <text:s/>Esto porque es más fácil estudiar los elementos del proyecto al mismo tiempo en que surgen, cada detalle está más fresco en las mentes de los integrantes y se evita su olvido. <text:s/>Es más tedioso recordar todo lo realizado a la vez, que irlo registrando poco a poco.</text:span></text:p>
          <text:p text:style-name="P26"/>
        </text:list-item>
        <text:list-item>
          <text:p text:style-name="P28">Se debe procurar tener una buena comunicación entre los miembros del equipo. <text:s/><text:span text:style-name="T74">Todos deben entender bien su papel y cómo calza la parte del proyecto que están realizando con el resto. <text:s/>Los diagramas UML nacieron exactamente para esta necesidad, y se deben construir basándose en un análisis cuidadoso de los requerimientos. <text:s/>Además de tener diagramas definidos, es valioso que los miembros comuniquen los nuevos cambios que introducen al proyecto, para que no hayan malentendidos con respecto al trabajo de los otros.</text:span></text:p>
          <text:p text:style-name="P50"><text:span text:style-name="T74">h. <text:s/></text:span>Referencia<text:span text:style-name="T77">s</text:span></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OpenSymbol" svg:font-family="OpenSymbol" style:font-charset="x-symbol"/>
    <style:font-face style:name="StarSymbol" svg:font-family="Star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WenQuanYi Micro Hei"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6T17:44:30.225373801</meta:creation-date>
    <dc:date>2015-04-12T18:08:56.224126016</dc:date>
    <meta:editing-duration>PT12H30M31S</meta:editing-duration>
    <meta:editing-cycles>253</meta:editing-cycles>
    <meta:generator>LibreOffice/4.1.3.2$Linux_X86_64 LibreOffice_project/410m0$Build-2</meta:generator>
    <meta:document-statistic meta:table-count="0" meta:image-count="0" meta:object-count="0" meta:page-count="8" meta:paragraph-count="66" meta:word-count="2704" meta:character-count="16647" meta:non-whitespace-character-count="13914"/>
  </office:meta>
</office:document-meta>
</file>